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Verdana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text-properties style:font-name="Calibr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 editor online …</text:p>
      <text:p text:style-name="P3">Text editor online …</text:p>
      <text:p text:style-name="P4">Text editor online …</text:p>
      <text:p text:style-name="P5"><office:annotation office:name="localuser1470898422743"><dc:creator>Annotation</dc:creator><dc:date>2016-08-11T06:53:42.63</dc:date><text:p/></office:annotation>Text editor online …<office:annotation-end office:name="localuser1470898422743"/></text:p>
      <text:p text:style-name="P6"><text:a xlink:type="simple" xlink:href="https://4html.net/" text:style-name="Internet_20_link" text:visited-style-name="Visited_20_Internet_20_Link">Text editor online 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creation-date>2016-08-10T11:22:54.83</meta:creation-date>
    <dc:date>2017-01-21T12:15:18.33</dc:date>
    <meta:editing-cycles>6</meta:editing-cycles>
    <meta:generator>WebODF/0.5.9 Mozilla/5.0 (Linux; Android 9; RMX1945) AppleWebKit/537.36 (KHTML, like Gecko) Chrome/78.0.3904.62 Mobile Safari/537.36</meta:generator>
    <meta:document-statistic meta:table-count="0" meta:image-count="0" meta:object-count="0" meta:page-count="2" meta:paragraph-count="5" meta:word-count="20" meta:character-count="100"/>
    <meta:editing-duration>PT52S</meta:editing-duration>
  </office:meta>
</office:document-meta>
</file>